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imbus Sans1" svg:font-family="'Nimbus Sans'" style:font-family-generic="system" style:font-pitch="variable"/>
    <style:font-face style:name="Times1" svg:font-family="Time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WWNum1">
      <style:paragraph-properties fo:margin-left="1.27cm" fo:margin-right="0cm" fo:margin-top="0cm" fo:margin-bottom="0.564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3" style:family="paragraph" style:parent-style-name="Standard" style:list-style-name="WWNum2">
      <style:paragraph-properties fo:margin-left="1.27cm" fo:margin-right="0cm" fo:margin-top="0cm" fo:margin-bottom="0.564cm" loext:contextual-spacing="false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4" style:family="paragraph" style:parent-style-name="Standard">
      <style:paragraph-properties fo:margin-left="1.249cm" fo:margin-right="0cm" fo:margin-top="0cm" fo:margin-bottom="0.564cm" loext:contextual-spacing="false" fo:orphans="0" fo:widows="0" fo:text-indent="0cm" style:auto-text-indent="false">
        <style:tab-stops>
          <style:tab-stop style:position="0.388cm"/>
          <style:tab-stop style:position="1.27cm"/>
        </style:tab-stops>
      </style:paragraph-properties>
    </style:style>
    <style:style style:name="P5" style:family="paragraph" style:parent-style-name="Standard">
      <style:paragraph-properties fo:margin-left="0.635cm" fo:margin-right="0cm" fo:margin-top="0cm" fo:margin-bottom="0.564cm" loext:contextual-spacing="false" fo:orphans="0" fo:widows="0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6pt" fo:language="en" fo:country="GB" style:font-size-asian="16pt" style:font-name-complex="Times1" style:font-size-complex="16pt"/>
    </style:style>
    <style:style style:name="P6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6pt" fo:language="en" fo:country="GB" style:font-size-asian="16pt" style:font-name-complex="Times1" style:font-size-complex="16pt"/>
    </style:style>
    <style:style style:name="P7" style:family="paragraph" style:parent-style-name="Standard">
      <style:paragraph-properties fo:margin-top="0cm" fo:margin-bottom="0.423cm" loext:contextual-spacing="false" fo:orphans="0" fo:widows="0"/>
    </style:style>
    <style:style style:name="P8" style:family="paragraph" style:parent-style-name="Standard">
      <style:paragraph-properties fo:margin-left="0.861cm" fo:margin-right="0cm" fo:margin-top="0cm" fo:margin-bottom="0.564cm" loext:contextual-spacing="false" fo:orphans="0" fo:widows="0" fo:text-indent="0.388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0.861cm" fo:margin-right="0cm" fo:orphans="0" fo:widows="0" fo:text-indent="0cm" style:auto-text-indent="false"/>
    </style:style>
    <style:style style:name="P10" style:family="paragraph" style:parent-style-name="Standard">
      <style:paragraph-properties fo:margin-left="0.861cm" fo:margin-right="0cm" fo:orphans="0" fo:widows="0" fo:text-indent="0cm" style:auto-text-indent="false"/>
      <style:text-properties style:font-name="Times" fo:font-size="16pt" fo:language="en" fo:country="GB" style:font-size-asian="16pt" style:font-name-complex="Times1" style:font-size-complex="16pt"/>
    </style:style>
    <style:style style:name="P11" style:family="paragraph" style:parent-style-name="Standard" style:list-style-name="WWNum16">
      <style:paragraph-properties fo:margin-top="0cm" fo:margin-bottom="0.564cm" loext:contextual-spacing="false" fo:orphans="0" fo:widows="0">
        <style:tab-stops>
          <style:tab-stop style:position="0.388cm"/>
          <style:tab-stop style:position="1.27cm"/>
        </style:tab-stops>
      </style:paragraph-properties>
    </style:style>
    <style:style style:name="P12" style:family="paragraph" style:parent-style-name="Standard" style:list-style-name="WWNum17">
      <style:paragraph-properties fo:margin-top="0cm" fo:margin-bottom="0.564cm" loext:contextual-spacing="false" fo:orphans="0" fo:widows="0">
        <style:tab-stops>
          <style:tab-stop style:position="0.388cm"/>
          <style:tab-stop style:position="1.27cm"/>
        </style:tab-stops>
      </style:paragraph-properties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List_20_Paragraph" style:list-style-name="WWNum7">
      <style:paragraph-properties fo:margin-left="2.498cm" fo:margin-right="0cm" fo:margin-top="0cm" fo:margin-bottom="0.564cm" loext:contextual-spacing="true" fo:orphans="0" fo:widows="0" fo:text-indent="-0.635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5" style:family="paragraph" style:parent-style-name="List_20_Paragraph" style:list-style-name="WWNum7">
      <style:paragraph-properties fo:margin-left="2.498cm" fo:margin-right="0cm" fo:orphans="0" fo:widows="0" fo:text-indent="-0.635cm" style:auto-text-indent="false">
        <style:tab-stops>
          <style:tab-stop style:position="0.388cm"/>
          <style:tab-stop style:position="1.27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style:font-name="Times" fo:font-size="16pt" fo:language="en" fo:country="GB" style:font-size-asian="16pt" style:font-name-complex="Times1" style:font-size-complex="16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Exercises to practice</text:span></text:p>
      <text:p text:style-name="P1"/>
      <text:list xml:id="list1476471063" text:style-name="WWNum1">
        <text:list-item>
          <text:p text:style-name="P2"><text:span text:style-name="T2">Given a vector x &lt;- c(2, 5, 120, 5, 8, 11), create a vector i that contains the indices of x. </text:span></text:p>
        </text:list-item>
        <text:list-item>
          <text:p text:style-name="P2"><text:span text:style-name="T2">Given the previous vector x, create a vector inv_i that contains the indices of x, from highest to lowest. </text:span></text:p>
        </text:list-item>
        <text:list-item>
          <text:p text:style-name="P2"><text:span text:style-name="T2">Given the previous vector x, create a vector inv_x that contains the values of x starting by the last one, then the previous to the last… </text:span></text:p>
        </text:list-item>
      </text:list>
      <text:list xml:id="list3862890529" text:style-name="WWNum2">
        <text:list-item>
          <text:p text:style-name="P3"><text:span text:style-name="T2">Suppose I made a mistake when creating vector x. I forgot the number 7, between 5 and 8 (indexes 4 and 5). How to fix this? I also forgot the last number: after 11 there should be a 3. Finally, the value 120 is a typographical error, that should be 12. Do the corrections.</text:span></text:p>
        </text:list-item>
        <text:list-item>
          <text:p text:style-name="P3"><text:span text:style-name="T2">Create two vectors x and y so that x contains the values from 0 to 5 with a step of 0.01, and y is equal to sin(x). Then make the plot of y vs x using the function plot(x, y). </text:span></text:p>
        </text:list-item>
        <text:list-item>
          <text:p text:style-name="P3"><text:span text:style-name="T2">Create a vector containing 12 values, the first 4 values should be equal to 0.5, the next 4 values should be 1.5, and the last 4 values should be 3.</text:span></text:p>
        </text:list-item>
        <text:list-item>
          <text:p text:style-name="P3"><text:span text:style-name="T2">Create the following vectors:</text:span></text:p>
        </text:list-item>
      </text:list>
      <text:p text:style-name="P4"><text:span text:style-name="T2">x &lt;- c(1,3,5,7,9)</text:span></text:p>
      <text:p text:style-name="P4"><text:span text:style-name="T2">y &lt;- c(2,3,5,7,11,13)</text:span></text:p>
      <text:p text:style-name="P5"/>
      <text:p text:style-name="P4"><text:soft-page-break/><text:span text:style-name="T2"> Try to guess the result of the following commands before executing them:   <text:s text:c="2"/></text:span></text:p>
      <text:list xml:id="list1504245332" text:style-name="WWNum7">
        <text:list-item>
          <text:p text:style-name="P14"><text:span text:style-name="T2">x + 1</text:span></text:p>
        </text:list-item>
        <text:list-item>
          <text:p text:style-name="P15"><text:span text:style-name="T2">y * 2</text:span></text:p>
        </text:list-item>
        <text:list-item>
          <text:p text:style-name="P15"><text:span text:style-name="T2">c(length(x), length(y))</text:span></text:p>
        </text:list-item>
        <text:list-item>
          <text:p text:style-name="P15"><text:span text:style-name="T2">x + y</text:span></text:p>
        </text:list-item>
        <text:list-item>
          <text:p text:style-name="P15"><text:span text:style-name="T2">sum(x&gt;5)</text:span></text:p>
        </text:list-item>
        <text:list-item>
          <text:p text:style-name="P15"><text:span text:style-name="T2">sum(x[x&gt;5])</text:span></text:p>
        </text:list-item>
        <text:list-item>
          <text:p text:style-name="P15"><text:span text:style-name="T2">sum(x[x&gt;5 | x&gt;3])</text:span></text:p>
        </text:list-item>
        <text:list-item>
          <text:p text:style-name="P15"><text:span text:style-name="T2">y[y&gt;7]</text:span></text:p>
        </text:list-item>
      </text:list>
      <text:p text:style-name="P6"/>
      <text:list xml:id="list201653886826653" text:continue-list="list3862890529" text:style-name="WWNum2">
        <text:list-item>
          <text:p text:style-name="P3"><text:span text:style-name="T2">Compute the mean of a vector x (for example, the vector x from the previous exercise) whithout using the function “mean()”. Compute, without using the function “var()”, the variance of the vector x, using the corrected sample variance formula </text:span><draw:frame draw:style-name="fr1" text:anchor-type="as-char" svg:width="2.679cm" svg:height="1.572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<text:s/>. Compare the results with those given by the functions “mean()” and “var()”.</text:span></text:p>
        </text:list-item>
        <text:list-item>
          <text:p text:style-name="P3"><text:span text:style-name="T2">During a year, the amounts of the monthly invoices of your cell phone have been: 23, 33, 25, 45, 10, 28, 39, 27, 15, 38, 34, 29. How much have you spent during that year? Which has been the minimum? And the maximum? Which months have you made a payment higher that the average? Which percentage of months have you had an expense higher than the average expense?</text:span></text:p>
        </text:list-item>
        <text:list-item>
          <text:p text:style-name="P3"><text:span text:style-name="T2">Use a text editor to look at the data contained in the file “anscombe.txt”. There is no header with the names of the variables. The “;” character is used as a column (field) delimiter. The character “,” is used as a decimal separator. There are no row names. We are going to read those data into a data.frame called “ans”. The column names will be x1, y1, x2, </text:span><text:soft-page-break/><text:span text:style-name="T2">y2, x3, y3, x4, y4. Use the R help for “read.table()” to understand the following command that read the text file:</text:span></text:p>
        </text:list-item>
      </text:list>
      <text:p text:style-name="P7"><text:span text:style-name="T2">ans &lt;- read.table(file="anscombe.txt", sep=";", dec = ",", header=F, col.names=c ("x1","y1","x2","y2","x3","y3","x4","y4"))</text:span></text:p>
      <text:p text:style-name="P8"><text:span text:style-name="T2">Use the function “write.table()” to write the contents of the data.frame to a text file. Read the help to know its parameters and options. Can you tell what will do the following command?</text:span></text:p>
      <text:p text:style-name="P9"><text:span text:style-name="T2">write.table(ans, file="ans.txt", sep=";", dec=".")</text:span></text:p>
      <text:p text:style-name="P10"/>
      <text:list xml:id="list201653317630762" text:continue-numbering="true" text:style-name="WWNum2">
        <text:list-item>
          <text:p text:style-name="P3"><text:span text:style-name="T2">Use “write.table()” to create a text file “ans13.txt” that contains just the data of the variables x1, y1, x3, y3. Make individual plots of (x1, y1), (x2, y2), (x3, y3), (x4, y4).</text:span></text:p>
        </text:list-item>
        <text:list-item>
          <text:p text:style-name="P3"><text:span text:style-name="T2">Given a normal population with mean 10 and standard deviation 2 (the usual way of denoting such a distribution is N(10, 2)):</text:span></text:p>
        </text:list-item>
      </text:list>
      <text:list xml:id="list2767433806" text:style-name="WWNum16">
        <text:list-item>
          <text:p text:style-name="P11"><text:span text:style-name="T2">Represent in a plot of its cumulative </text:span><text:bookmark text:name="_GoBack"/><text:span text:style-name="T2">probability density function (you can do it by hand) the values A, B, C y D, such that:</text:span></text:p>
          <text:list>
            <text:list-item>
              <text:p text:style-name="P11"><text:span text:style-name="T2">A is higher than 90% of the population.</text:span></text:p>
            </text:list-item>
            <text:list-item>
              <text:p text:style-name="P11"><text:span text:style-name="T2">Between A and B there is 60% of the population.</text:span></text:p>
            </text:list-item>
            <text:list-item>
              <text:p text:style-name="P11"><text:span text:style-name="T2">C is lower than 80% of the population.</text:span></text:p>
            </text:list-item>
            <text:list-item>
              <text:p text:style-name="P11"><text:span text:style-name="T2">Between C y D there is 30% of the population</text:span></text:p>
            </text:list-item>
          </text:list>
        </text:list-item>
        <text:list-item>
          <text:p text:style-name="P11"><text:span text:style-name="T2">Which percentage of the population is to the left and to the right of each one of these points (A, B, C, D)?</text:span></text:p>
        </text:list-item>
      </text:list>
      <text:list xml:id="list201654395408591" text:continue-list="list201653317630762" text:style-name="WWNum2">
        <text:list-item>
          <text:p text:style-name="P3"><text:soft-page-break/><text:span text:style-name="T2">A given population is distributed as a normal N(6, 2).</text:span></text:p>
        </text:list-item>
      </text:list>
      <text:list xml:id="list890846364" text:style-name="WWNum17">
        <text:list-item>
          <text:p text:style-name="P12"><text:span text:style-name="T2">Determine an interval where the probability density is the highest and contains 70% of the population.</text:span></text:p>
        </text:list-item>
        <text:list-item>
          <text:p text:style-name="P12"><text:span text:style-name="T2">If a value is chosen randomly, which is the probability that it is in the interval (6, 7)? And in the interval (9, 10)?</text:span></text:p>
        </text:list-item>
        <text:list-item>
          <text:p text:style-name="P12"><text:span text:style-name="T2">Which is the probability that a value from this population, chosen randomly, be greater than 8? And lower than 4? What does the symmetry of the distribution have to do with these results?</text:span></text:p>
        </text:list-item>
        <text:list-item>
          <text:p text:style-name="P12"><text:span text:style-name="T2">If a sample value from this distribution is bigger than, at least, the 95% of the population, which are the possible values of that sample? And if it is lower than, at least, the 30%? Represent the results as an interv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imbus Sans1" svg:font-family="'Nimbus Sans'" style:font-family-generic="system" style:font-pitch="variable"/>
    <style:font-face style:name="Times1" svg:font-family="Time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uesto_20_Car" style:display-name="Puesto C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style:font-name="Times" fo:font-family="Times" style:font-family-generic="roman" style:font-pitch="variable" fo:font-size="16pt" style:font-size-asian="16pt" style:font-size-complex="16pt"/>
    </style:style>
    <style:style style:name="ListLabel_20_2" style:display-name="ListLabel 2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3" style:display-name="ListLabel 3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4" style:display-name="ListLabel 4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5" style:display-name="ListLabel 5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6" style:display-name="ListLabel 6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Ángel Rodríguez Crespo</meta:initial-creator>
    <dc:creator>Miguel Ángel Rodríguez Crespo</dc:creator>
    <meta:editing-cycles>8</meta:editing-cycles>
    <meta:print-date>2014-02-26T09:46:00</meta:print-date>
    <meta:creation-date>2014-02-26T09:46:00</meta:creation-date>
    <dc:date>2017-10-17T17:33:00</dc:date>
    <meta:editing-duration>PT1H23M</meta:editing-duration>
    <meta:generator>LibreOffice/6.2.7.1$Linux_X86_64 LibreOffice_project/20$Build-1</meta:generator>
    <meta:document-statistic meta:table-count="0" meta:image-count="0" meta:object-count="1" meta:page-count="4" meta:paragraph-count="38" meta:word-count="781" meta:character-count="4146" meta:non-whitespace-character-count="3423"/>
    <meta:user-defined meta:name="AppVersion">15.0000</meta:user-defined>
    <meta:user-defined meta:name="Company">Telefónica I+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i>s</mi>
        <mn>2</mn>
      </msup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´</mo>
                  </mover>
                </mrow>
              </mrow>
              <mo fence="true" stretchy="false">)</mo>
            </mrow>
            <mn>2</mn>
          </msup>
        </mrow>
        <mrow>
          <mi>n</mi>
          <mo stretchy="false">−</mo>
          <mn>1</mn>
        </mrow>
      </mfrac>
    </mrow>
    <annotation encoding="StarMath 5.0">{s} ^ {2} = {sum from {i=1} to {n} {{( {x} rsub {i} - acute {x} )} ^ {2}}} over {n-1}</annotation>
  </semantics>
</math>
</file>